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c6f53" officeooo:paragraph-rsid="001c6f5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1c6f53" officeooo:paragraph-rsid="001c6f5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1c6f53" officeooo:paragraph-rsid="001f2dd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226765" officeooo:paragraph-rsid="0022676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23e390" officeooo:paragraph-rsid="0023e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25c886" officeooo:paragraph-rsid="0025c88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2a5402" officeooo:paragraph-rsid="002a540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bold" officeooo:rsid="002d7af1" officeooo:paragraph-rsid="002d7af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bold" officeooo:rsid="00303529" officeooo:paragraph-rsid="0030352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bold" officeooo:rsid="0035aa59" officeooo:paragraph-rsid="0035aa5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bold" officeooo:rsid="003957f2" officeooo:paragraph-rsid="003957f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weight="bold" officeooo:rsid="003ad270" officeooo:paragraph-rsid="003ad27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3bf911" officeooo:paragraph-rsid="003bf91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rsid="003f9812" officeooo:paragraph-rsid="003f981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officeooo:rsid="004179c9" officeooo:paragraph-rsid="004179c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normal" officeooo:rsid="00226765" officeooo:paragraph-rsid="00226765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normal" officeooo:rsid="001c6f53" officeooo:paragraph-rsid="001c6f5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normal" officeooo:rsid="001c6f53" officeooo:paragraph-rsid="001f2dd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normal" officeooo:rsid="0023e390" officeooo:paragraph-rsid="0023e39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normal" officeooo:rsid="0025c886" officeooo:paragraph-rsid="0025c88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2a5402" officeooo:paragraph-rsid="002a5402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rsid="002d7af1" officeooo:paragraph-rsid="002d7af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normal" officeooo:rsid="002eb385" officeooo:paragraph-rsid="002eb3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normal" officeooo:rsid="0035aa59" officeooo:paragraph-rsid="0035aa5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normal" officeooo:rsid="0037936d" officeooo:paragraph-rsid="0037936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normal" officeooo:rsid="003957f2" officeooo:paragraph-rsid="003957f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normal" officeooo:rsid="003ad270" officeooo:paragraph-rsid="003ad27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normal" officeooo:rsid="003bf911" officeooo:paragraph-rsid="003bf91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normal" officeooo:rsid="003f9812" officeooo:paragraph-rsid="003f981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normal" officeooo:rsid="004179c9" officeooo:paragraph-rsid="004179c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e2ddd4" loext:opacity="100%" style:font-name="Menlo" fo:font-size="7.80000019073486pt" fo:letter-spacing="normal" fo:font-style="normal" officeooo:rsid="002a5402"/>
    </style:style>
    <style:style style:name="T3" style:family="text">
      <style:text-properties officeooo:rsid="001f2dd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ession-2</text:p>
      <text:p text:style-name="P3"/>
      <text:p text:style-name="P3"><text:span text:style-name="T3">1. </text:span>Find all the companies that include 'Facebook' on the name field.</text:p>
      <text:p text:style-name="P3">query: {name: 'Facebook'}</text:p>
      <text:p text:style-name="P3">:::info Since we only need a query you just need to copy/paste that field.</text:p>
      <text:p text:style-name="P3"/>
      <text:p text:style-name="P17">db.companies.find({name:'Facebook'},{_id:0,name:1,premalink:1,homepage_url:1})</text:p>
      <text:p text:style-name="P17"/>
      <text:p text:style-name="P5">Output:</text:p>
      <text:p text:style-name="P5"/>
      <text:p text:style-name="P17">{ name: 'Facebook', homepage_url: 'http://facebook.com' }</text:p>
      <text:p text:style-name="P3"/>
      <text:p text:style-name="P3">Let's do it one more together:</text:p>
      <text:p text:style-name="P3"/>
      <text:p text:style-name="P3"><text:span text:style-name="T3">2. </text:span>Find all the companies which category_code is 'web'. Retrive only their name field:</text:p>
      <text:p text:style-name="P3">query: {category_code: 'web'}</text:p>
      <text:p text:style-name="P3">projection: {name: 1, _id: 0}</text:p>
      <text:p text:style-name="P3"/>
      <text:p text:style-name="P18">db.companies.find({category_code:'web'},{_id:0,name:1})</text:p>
      <text:p text:style-name="P18"/>
      <text:p text:style-name="P6">Output:</text:p>
      <text:p text:style-name="P20">{ name: 'Wetpaint' }</text:p>
      <text:p text:style-name="P20">{ name: 'Postini' }</text:p>
      <text:p text:style-name="P20">{ name: 'Geni' }</text:p>
      <text:p text:style-name="P20">{ name: 'Fox Interactive Media' }</text:p>
      <text:p text:style-name="P20">{ name: 'StumbleUpon' }</text:p>
      <text:p text:style-name="P20">{ name: 'Gizmoz' }</text:p>
      <text:p text:style-name="P20">{ name: 'eBay' }</text:p>
      <text:p text:style-name="P20">{ name: 'Viacom' }</text:p>
      <text:p text:style-name="P20">{ name: 'Plaxo' }</text:p>
      <text:p text:style-name="P20">{ name: 'Yahoo!' }</text:p>
      <text:p text:style-name="P20">{ name: 'Mahalo' }</text:p>
      <text:p text:style-name="P20">{ name: 'Gannett' }</text:p>
      <text:p text:style-name="P20">{ name: 'Thoof' }</text:p>
      <text:p text:style-name="P20">{ name: 'Info' }</text:p>
      <text:p text:style-name="P20">{ name: 'JotSpot' }</text:p>
      <text:p text:style-name="P20">{ name: 'Meetup' }</text:p>
      <text:p text:style-name="P20">{ name: 'Mercora' }</text:p>
      <text:p text:style-name="P20">{ name: 'NetRatings' }</text:p>
      <text:p text:style-name="P20">{ name: 'Wesabe' }</text:p>
      <text:p text:style-name="P20">{ name: 'Jangl SMS' }</text:p>
      <text:p text:style-name="P3"/>
      <text:p text:style-name="P3"/>
      <text:p text:style-name="P3"><text:span text:style-name="T3">3. </text:span>Find all the companies named "Twitter", and retrieve only their name, category_code and founded_year fields.</text:p>
      <text:p text:style-name="P3"/>
      <text:p text:style-name="P18">db.companies.find({name:'Twitter'},{_id:0,name:1,category_code:1,founded_year:1})</text:p>
      <text:p text:style-name="P4"/>
      <text:p text:style-name="P7">Output:</text:p>
      <text:p text:style-name="P21">{ name: 'Twitter', category_code: 'social', founded_year: 2006 }</text:p>
      <text:p text:style-name="P4"/>
      <text:p text:style-name="P4"/>
      <text:p text:style-name="P4"><text:soft-page-break/></text:p>
      <text:p text:style-name="P4"/>
      <text:p text:style-name="P4"><text:span text:style-name="T3">4.</text:span>Find all the companies who have web as their category_code, but limit the search to 50 companies.</text:p>
      <text:p text:style-name="P4"/>
      <text:p text:style-name="P19">db.companies.find({category_code:'web'},{_id:0,name:1,category_code:1}).limit(50)</text:p>
      <text:p text:style-name="P19"><text:span text:style-name="T2"/></text:p>
      <text:p text:style-name="P8">Output:</text:p>
      <text:p text:style-name="P22"/>
      <text:p text:style-name="P22">{ name: 'Wetpaint', category_code: 'web' }</text:p>
      <text:p text:style-name="P22">{ name: 'Postini', category_code: 'web' }</text:p>
      <text:p text:style-name="P22">{ name: 'Geni', category_code: 'web' }</text:p>
      <text:p text:style-name="P22">{ name: 'Fox Interactive Media', category_code: 'web' }</text:p>
      <text:p text:style-name="P22">{ name: 'StumbleUpon', category_code: 'web' }</text:p>
      <text:p text:style-name="P22">{ name: 'Gizmoz', category_code: 'web' }</text:p>
      <text:p text:style-name="P22">{ name: 'eBay', category_code: 'web' }</text:p>
      <text:p text:style-name="P22">{ name: 'Viacom', category_code: 'web' }</text:p>
      <text:p text:style-name="P22">{ name: 'Plaxo', category_code: 'web' }</text:p>
      <text:p text:style-name="P22">{ name: 'Yahoo!', category_code: 'web' }</text:p>
      <text:p text:style-name="P22">{ name: 'Mahalo', category_code: 'web' }</text:p>
      <text:p text:style-name="P22">{ name: 'Gannett', category_code: 'web' }</text:p>
      <text:p text:style-name="P22">{ name: 'Thoof', category_code: 'web' }</text:p>
      <text:p text:style-name="P22">{ name: 'Info', category_code: 'web' }</text:p>
      <text:p text:style-name="P22">{ name: 'JotSpot', category_code: 'web' }</text:p>
      <text:p text:style-name="P22">{ name: 'Meetup', category_code: 'web' }</text:p>
      <text:p text:style-name="P22">{ name: 'Mercora', category_code: 'web' }</text:p>
      <text:p text:style-name="P22">{ name: 'NetRatings', category_code: 'web' }</text:p>
      <text:p text:style-name="P22">{ name: 'Wesabe', category_code: 'web' }</text:p>
      <text:p text:style-name="P22">{ name: 'Jangl SMS', category_code: 'web' }</text:p>
      <text:p text:style-name="P4"/>
      <text:p text:style-name="P4"><text:span text:style-name="T3">5.</text:span>Find all the companies which category_code is 'enterprise' and have been founded in 2005. Retrieve only the name, category_code and founded_year fields.</text:p>
      <text:p text:style-name="P4"/>
      <text:p text:style-name="P19">db.companies.find({category_code:'enterprise',founded_year:2005},{_id:0,name:1,category_code:1,founded_year:1})</text:p>
      <text:p text:style-name="P19"/>
      <text:p text:style-name="P9">Output:</text:p>
      <text:p text:style-name="P23">{ name: 'PBworks',</text:p>
      <text:p text:style-name="P23"><text:s text:c="2"/>category_code: 'enterprise',</text:p>
      <text:p text:style-name="P23"><text:s text:c="2"/>founded_year: 2005 }</text:p>
      <text:p text:style-name="P23">{ name: 'Smartsheet',</text:p>
      <text:p text:style-name="P23"><text:s text:c="2"/>category_code: 'enterprise',</text:p>
      <text:p text:style-name="P23"><text:s text:c="2"/>founded_year: 2005 }</text:p>
      <text:p text:style-name="P23">{ name: 'Soonr',</text:p>
      <text:p text:style-name="P23"><text:s text:c="2"/>category_code: 'enterprise',</text:p>
      <text:p text:style-name="P23"><text:s text:c="2"/>founded_year: 2005 }</text:p>
      <text:p text:style-name="P23">{ name: 'LucidEra',</text:p>
      <text:p text:style-name="P23"><text:s text:c="2"/>category_code: 'enterprise',</text:p>
      <text:p text:style-name="P23"><text:s text:c="2"/>founded_year: 2005 }</text:p>
      <text:p text:style-name="P23">{ name: 'eyeOS',</text:p>
      <text:p text:style-name="P23"><text:s text:c="2"/>category_code: 'enterprise',</text:p>
      <text:p text:style-name="P23"><text:s text:c="2"/>founded_year: 2005 }</text:p>
      <text:p text:style-name="P23">{ name: 'Vemo', category_code: 'enterprise', founded_year: 2005 }</text:p>
      <text:p text:style-name="P23">{ name: 'Coveo',</text:p>
      <text:p text:style-name="P23"><text:soft-page-break/><text:s text:c="2"/>category_code: 'enterprise',</text:p>
      <text:p text:style-name="P23"><text:s text:c="2"/>founded_year: 2005 }</text:p>
      <text:p text:style-name="P23">{ name: 'Workday',</text:p>
      <text:p text:style-name="P23"><text:s text:c="2"/>category_code: 'enterprise',</text:p>
      <text:p text:style-name="P23"><text:s text:c="2"/>founded_year: 2005 }</text:p>
      <text:p text:style-name="P23">{ name: 'Virtualmin',</text:p>
      <text:p text:style-name="P23"><text:s text:c="2"/>category_code: 'enterprise',</text:p>
      <text:p text:style-name="P23"><text:s text:c="2"/>founded_year: 2005 }</text:p>
      <text:p text:style-name="P23">{ name: 'Total Server Solutions',</text:p>
      <text:p text:style-name="P23"><text:s text:c="2"/>category_code: 'enterprise',</text:p>
      <text:p text:style-name="P23"><text:s text:c="2"/>founded_year: 2005 }</text:p>
      <text:p text:style-name="P23">{ name: 'Collective Intellect',</text:p>
      <text:p text:style-name="P23"><text:s text:c="2"/>category_code: 'enterprise',</text:p>
      <text:p text:style-name="P23"><text:s text:c="2"/>founded_year: 2005 }</text:p>
      <text:p text:style-name="P23">{ name: 'Interarbor Solutions',</text:p>
      <text:p text:style-name="P23"><text:s text:c="2"/>category_code: 'enterprise',</text:p>
      <text:p text:style-name="P23"><text:s text:c="2"/>founded_year: 2005 }</text:p>
      <text:p text:style-name="P23">{ name: 'BrightDoor Systems',</text:p>
      <text:p text:style-name="P23"><text:s text:c="2"/>category_code: 'enterprise',</text:p>
      <text:p text:style-name="P23"><text:s text:c="2"/>founded_year: 2005 }</text:p>
      <text:p text:style-name="P23">{ name: 'Socialcast',</text:p>
      <text:p text:style-name="P23"><text:s text:c="2"/>category_code: 'enterprise',</text:p>
      <text:p text:style-name="P23"><text:s text:c="2"/>founded_year: 2005 }</text:p>
      <text:p text:style-name="P23">{ name: 'TechColumbus',</text:p>
      <text:p text:style-name="P23"><text:s text:c="2"/>category_code: 'enterprise',</text:p>
      <text:p text:style-name="P23"><text:s text:c="2"/>founded_year: 2005 }</text:p>
      <text:p text:style-name="P23">{ name: 'InsideView',</text:p>
      <text:p text:style-name="P23"><text:s text:c="2"/>category_code: 'enterprise',</text:p>
      <text:p text:style-name="P23"><text:s text:c="2"/>founded_year: 2005 }</text:p>
      <text:p text:style-name="P23">{ name: 'Samba Tech',</text:p>
      <text:p text:style-name="P23"><text:s text:c="2"/>category_code: 'enterprise',</text:p>
      <text:p text:style-name="P23"><text:s text:c="2"/>founded_year: 2005 }</text:p>
      <text:p text:style-name="P23">{ name: 'BuiBase',</text:p>
      <text:p text:style-name="P23"><text:s text:c="2"/>category_code: 'enterprise',</text:p>
      <text:p text:style-name="P23"><text:s text:c="2"/>founded_year: 2005 }</text:p>
      <text:p text:style-name="P23">{ name: 'rPath',</text:p>
      <text:p text:style-name="P23"><text:s text:c="2"/>category_code: 'enterprise',</text:p>
      <text:p text:style-name="P23"><text:s text:c="2"/>founded_year: 2005 }</text:p>
      <text:p text:style-name="P23">{ name: 'Mendix',</text:p>
      <text:p text:style-name="P23"><text:s text:c="2"/>category_code: 'enterprise',</text:p>
      <text:p text:style-name="P23"><text:s text:c="2"/>founded_year: 2005 }</text:p>
      <text:p text:style-name="P1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6.</text:span>Find all the companies that have been founded on the 2000 or have 20 employees. Sort them descendingly by their number_of_employees.</text:p>
      <text:p text:style-name="P3"/>
      <text:p text:style-name="P24">db.companies.find({$or:[{number_of_employees:20},{founded_year:2000}]},{_id:0,name:1,number_of_employees:1,founded_year:1}).sort({number_of_employees:-1})</text:p>
      <text:p text:style-name="P10"/>
      <text:p text:style-name="P10">Output:</text:p>
      <text:p text:style-name="P10"/>
      <text:p text:style-name="P18">{ name: 'Avaya', number_of_employees: 18000, founded_year: 2000 }</text:p>
      <text:p text:style-name="P18">{ name: 'SLK Software Services Pvt Ltd',</text:p>
      <text:p text:style-name="P18"><text:s text:c="2"/>number_of_employees: 2100,</text:p>
      <text:p text:style-name="P18"><text:s text:c="2"/>founded_year: 2000 }</text:p>
      <text:p text:style-name="P18">{ name: 'OnMobile',</text:p>
      <text:p text:style-name="P18"><text:s text:c="2"/>number_of_employees: 1600,</text:p>
      <text:p text:style-name="P18"><text:s text:c="2"/>founded_year: 2000 }</text:p>
      <text:p text:style-name="P18">{ name: 'StubHub',</text:p>
      <text:p text:style-name="P18"><text:s text:c="2"/>number_of_employees: 1250,</text:p>
      <text:p text:style-name="P18"><text:s text:c="2"/>founded_year: 2000 }</text:p>
      <text:p text:style-name="P18">{ name: 'Invensis Technologies',</text:p>
      <text:p text:style-name="P18"><text:s text:c="2"/>number_of_employees: 1200,</text:p>
      <text:p text:style-name="P18"><text:s text:c="2"/>founded_year: 2000 }</text:p>
      <text:p text:style-name="P18">{ name: 'MD-IT', number_of_employees: 1000, founded_year: 2000 }</text:p>
      <text:p text:style-name="P18">{ name: 'One97 Communications',</text:p>
      <text:p text:style-name="P18"><text:s text:c="2"/>number_of_employees: 1000,</text:p>
      <text:p text:style-name="P18"><text:s text:c="2"/>founded_year: 2000 }</text:p>
      <text:p text:style-name="P18">{ name: 'Infinera Corporation',</text:p>
      <text:p text:style-name="P18"><text:s text:c="2"/>number_of_employees: 974,</text:p>
      <text:p text:style-name="P18"><text:s text:c="2"/>founded_year: 2000 }</text:p>
      <text:p text:style-name="P18">{ name: 'ZoomInfo',</text:p>
      <text:p text:style-name="P18"><text:s text:c="2"/>number_of_employees: 800,</text:p>
      <text:p text:style-name="P18"><text:s text:c="2"/>founded_year: 2000 }</text:p>
      <text:p text:style-name="P18">{ name: 'PhotoBox',</text:p>
      <text:p text:style-name="P18"><text:s text:c="2"/>number_of_employees: 600,</text:p>
      <text:p text:style-name="P18"><text:s text:c="2"/>founded_year: 2000 }</text:p>
      <text:p text:style-name="P18">{ name: 'zanox', number_of_employees: 600, founded_year: 2000 }</text:p>
      <text:p text:style-name="P18">{ name: 'MLB Advanced Media',</text:p>
      <text:p text:style-name="P18"><text:s text:c="2"/>number_of_employees: 600,</text:p>
      <text:p text:style-name="P18"><text:s text:c="2"/>founded_year: 2000 }</text:p>
      <text:p text:style-name="P18">{ name: 'GRNLive', number_of_employees: 600, founded_year: 2000 }</text:p>
      <text:p text:style-name="P18">{ name: 'Red Ventures',</text:p>
      <text:p text:style-name="P18"><text:s text:c="2"/>number_of_employees: 500,</text:p>
      <text:p text:style-name="P18"><text:s text:c="2"/>founded_year: 2000 }</text:p>
      <text:p text:style-name="P18">{ name: 'Dot Com Infoway',</text:p>
      <text:p text:style-name="P18"><text:s text:c="2"/>number_of_employees: 500,</text:p>
      <text:p text:style-name="P18"><text:s text:c="2"/>founded_year: 2000 }</text:p>
      <text:p text:style-name="P18">{ name: 'Tangoe', number_of_employees: 485, founded_year: 2000 }</text:p>
      <text:p text:style-name="P18">{ name: 'Deem', number_of_employees: 400, founded_year: 2000 }</text:p>
      <text:p text:style-name="P18">{ name: 'Kaseya', number_of_employees: 400, founded_year: 2000 }</text:p>
      <text:p text:style-name="P18">{ name: 'Higher One',</text:p>
      <text:p text:style-name="P18"><text:s text:c="2"/>number_of_employees: 380,</text:p>
      <text:p text:style-name="P18"><text:s text:c="2"/>founded_year: 2000 }</text:p>
      <text:p text:style-name="P18">{ name: 'CDNetworks',</text:p>
      <text:p text:style-name="P18"><text:soft-page-break/><text:s text:c="2"/>number_of_employees: 350,</text:p>
      <text:p text:style-name="P18"><text:s text:c="2"/>founded_year: 2000 }</text:p>
      <text:p text:style-name="P18"/>
      <text:p text:style-name="P3"><text:span text:style-name="T3">7.</text:span>Find all the companies that do not include web nor social on their category_code. Limit the search to 20 documents and retrieve only their name and category_code.</text:p>
      <text:p text:style-name="P3"/>
      <text:p text:style-name="P18">db.companies.find({$nor : [{category_web:"web"},{category_web:"social"}]},{_id:0,name:1,number_of_employees:1,founded_year:1}).sort({number_of_employees:-1})</text:p>
      <text:p text:style-name="P18"/>
      <text:p text:style-name="P11">Output:</text:p>
      <text:p text:style-name="P25">{ name: 'Siemens',</text:p>
      <text:p text:style-name="P25"><text:s text:c="2"/>number_of_employees: 405000,</text:p>
      <text:p text:style-name="P25"><text:s text:c="2"/>founded_year: 1847 }</text:p>
      <text:p text:style-name="P25">{ name: 'IBM', number_of_employees: 388000, founded_year: 1896 }</text:p>
      <text:p text:style-name="P25">{ name: 'Toyota',</text:p>
      <text:p text:style-name="P25"><text:s text:c="2"/>number_of_employees: 320000,</text:p>
      <text:p text:style-name="P25"><text:s text:c="2"/>founded_year: 1933 }</text:p>
      <text:p text:style-name="P25">{ name: 'PayPal',</text:p>
      <text:p text:style-name="P25"><text:s text:c="2"/>number_of_employees: 300000,</text:p>
      <text:p text:style-name="P25"><text:s text:c="2"/>founded_year: 1998 }</text:p>
      <text:p text:style-name="P25">{ name: 'Nippon Telegraph and Telephone Corporation',</text:p>
      <text:p text:style-name="P25"><text:s text:c="2"/>number_of_employees: 227000,</text:p>
      <text:p text:style-name="P25"><text:s text:c="2"/>founded_year: 1985 }</text:p>
      <text:p text:style-name="P25">{ name: 'Samsung Electronics',</text:p>
      <text:p text:style-name="P25"><text:s text:c="2"/>number_of_employees: 221726,</text:p>
      <text:p text:style-name="P25"><text:s text:c="2"/>founded_year: 1969 }</text:p>
      <text:p text:style-name="P25">{ name: 'Accenture',</text:p>
      <text:p text:style-name="P25"><text:s text:c="2"/>number_of_employees: 205000,</text:p>
      <text:p text:style-name="P25"><text:s text:c="2"/>founded_year: 2001 }</text:p>
      <text:p text:style-name="P25">{ name: 'Tata Consultancy Services',</text:p>
      <text:p text:style-name="P25"><text:s text:c="2"/>number_of_employees: 200300,</text:p>
      <text:p text:style-name="P25"><text:s text:c="2"/>founded_year: 1968 }</text:p>
      <text:p text:style-name="P25">{ name: 'Flextronics International',</text:p>
      <text:p text:style-name="P25"><text:s text:c="2"/>number_of_employees: 200000,</text:p>
      <text:p text:style-name="P25"><text:s text:c="2"/>founded_year: 1969 }</text:p>
      <text:p text:style-name="P25">{ name: 'Safeway',</text:p>
      <text:p text:style-name="P25"><text:s text:c="2"/>number_of_employees: 186000,</text:p>
      <text:p text:style-name="P25"><text:s text:c="2"/>founded_year: 1915 }</text:p>
      <text:p text:style-name="P25">{ name: 'Sony', number_of_employees: 180500, founded_year: 1946 }</text:p>
      <text:p text:style-name="P25">{ name: 'LG', number_of_employees: 177000, founded_year: 1947 }</text:p>
      <text:p text:style-name="P25">{ name: 'Ford', number_of_employees: 171000, founded_year: 1903 }</text:p>
      <text:p text:style-name="P25">{ name: 'Boeing',</text:p>
      <text:p text:style-name="P25"><text:s text:c="2"/>number_of_employees: 160000,</text:p>
      <text:p text:style-name="P25"><text:s text:c="2"/>founded_year: null }</text:p>
      <text:p text:style-name="P25">{ name: 'Digital Equipment Corporation',</text:p>
      <text:p text:style-name="P25"><text:s text:c="2"/>number_of_employees: 140000,</text:p>
      <text:p text:style-name="P25"><text:s text:c="2"/>founded_year: 1957 }</text:p>
      <text:p text:style-name="P25">{ name: 'Nokia',</text:p>
      <text:p text:style-name="P25"><text:s text:c="2"/>number_of_employees: 125000,</text:p>
      <text:p text:style-name="P25"><text:s text:c="2"/>founded_year: 1865 }</text:p>
      <text:p text:style-name="P25">{ name: 'MItsubishi Electric',</text:p>
      <text:p text:style-name="P25"><text:s text:c="2"/>number_of_employees: 107000,</text:p>
      <text:p text:style-name="P25"><text:soft-page-break/><text:s text:c="2"/>founded_year: 1921 }</text:p>
      <text:p text:style-name="P25">{ name: 'MItsubishi Electric',</text:p>
      <text:p text:style-name="P25"><text:s text:c="2"/>number_of_employees: 107000,</text:p>
      <text:p text:style-name="P25"><text:s text:c="2"/>founded_year: 1921 }</text:p>
      <text:p text:style-name="P25">{ name: 'Comcast',</text:p>
      <text:p text:style-name="P25"><text:s text:c="2"/>number_of_employees: 100000,</text:p>
      <text:p text:style-name="P25"><text:s text:c="2"/>founded_year: 1963 }</text:p>
      <text:p text:style-name="P25">{ name: 'Bertelsmann',</text:p>
      <text:p text:style-name="P25"><text:s text:c="2"/>number_of_employees: 100000,</text:p>
      <text:p text:style-name="P25"><text:s text:c="2"/>founded_year: 1835 }</text:p>
      <text:p text:style-name="P3"/>
      <text:p text:style-name="P3"/>
      <text:p text:style-name="P3"><text:span text:style-name="T3">8.</text:span>Find all the companies that were not founded on 'June'. Skip the first 50 results and retrieve only the founded_month and name fields.</text:p>
      <text:p text:style-name="P3"/>
      <text:p text:style-name="P26">db.companies.find({founded_month:{$not:{$eq:6}}},{_id:0,founded_month:1,name:1}).skip(50)</text:p>
      <text:p text:style-name="P26"/>
      <text:p text:style-name="P12">Output:</text:p>
      <text:p text:style-name="P12"><text:span text:style-name="T1"/></text:p>
      <text:p text:style-name="P27">{ name: 'Ustream', founded_month: null }</text:p>
      <text:p text:style-name="P27">{ name: 'AdaptiveBlue', founded_month: null }</text:p>
      <text:p text:style-name="P27">{ name: 'Pando Networks', founded_month: 7 }</text:p>
      <text:p text:style-name="P27">{ name: 'Intel', founded_month: null }</text:p>
      <text:p text:style-name="P27">{ name: 'GrandCentral', founded_month: 4 }</text:p>
      <text:p text:style-name="P27">{ name: 'Ikan', founded_month: 12 }</text:p>
      <text:p text:style-name="P27">{ name: 'delicious', founded_month: 9 }</text:p>
      <text:p text:style-name="P27">{ name: 'Jobster', founded_month: 1 }</text:p>
      <text:p text:style-name="P27">{ name: 'Revision3', founded_month: 4 }</text:p>
      <text:p text:style-name="P27">{ name: 'AllPeers', founded_month: 8 }</text:p>
      <text:p text:style-name="P27">{ name: 'CriticalMetrics', founded_month: 1 }</text:p>
      <text:p text:style-name="P27">{ name: 'ZenZui', founded_month: 3 }</text:p>
      <text:p text:style-name="P27">{ name: 'Spock', founded_month: 4 }</text:p>
      <text:p text:style-name="P27">{ name: 'Wize', founded_month: 8 }</text:p>
      <text:p text:style-name="P27">{ name: 'SodaHead', founded_month: 3 }</text:p>
      <text:p text:style-name="P27">{ name: 'CastTV', founded_month: null }</text:p>
      <text:p text:style-name="P27">{ name: 'iSkoot', founded_month: 4 }</text:p>
      <text:p text:style-name="P27">{ name: 'EQO', founded_month: 2 }</text:p>
      <text:p text:style-name="P27">{ name: 'There', founded_month: null }</text:p>
      <text:p text:style-name="P27">{ name: 'SellABand', founded_month: 8 }</text:p>
      <text:p text:style-name="P3"/>
      <text:p text:style-name="P3"><text:span text:style-name="T3">9.</text:span>Find all the companies that have 50 employees, but do not correspond to the 'web' category_code.</text:p>
      <text:p text:style-name="P3"/>
      <text:p text:style-name="P18">db.companies.find({number_of_employees:50,category_code:{$not:{$eq:"web"}}},{_id:0,category_code:1,name:1})</text:p>
      <text:p text:style-name="P18"/>
      <text:p text:style-name="P13">Output:</text:p>
      <text:p text:style-name="P28">{ name: 'Scribd', category_code: 'news' }</text:p>
      <text:p text:style-name="P28">{ name: 'adBrite', category_code: 'advertising' }</text:p>
      <text:p text:style-name="P28">{ name: 'Socialtext', category_code: 'enterprise' }</text:p>
      <text:p text:style-name="P28">{ name: 'ONEsite', category_code: 'other' }</text:p>
      <text:p text:style-name="P28">{ name: 'boo-box', category_code: 'advertising' }</text:p>
      <text:p text:style-name="P28">{ name: 'Echo', category_code: 'enterprise' }</text:p>
      <text:p text:style-name="P28"><text:soft-page-break/>{ name: 'Six Apart', category_code: 'enterprise' }</text:p>
      <text:p text:style-name="P28">{ name: 'OMGPOP', category_code: 'games_video' }</text:p>
      <text:p text:style-name="P28">{ name: 'Crunchyroll', category_code: 'games_video' }</text:p>
      <text:p text:style-name="P28">{ name: '4INFO', category_code: 'advertising' }</text:p>
      <text:p text:style-name="P28">{ name: 'Jive Software', category_code: 'software' }</text:p>
      <text:p text:style-name="P28">{ name: 'BitGravity', category_code: 'network_hosting' }</text:p>
      <text:p text:style-name="P28">{ name: 'Peer39', category_code: 'advertising' }</text:p>
      <text:p text:style-name="P28">{ name: 'Lijit Networks', category_code: 'advertising' }</text:p>
      <text:p text:style-name="P28">{ name: 'ChoiceStream', category_code: 'advertising' }</text:p>
      <text:p text:style-name="P28">{ name: 'IceBreaker', category_code: 'mobile' }</text:p>
      <text:p text:style-name="P28">{ name: 'Central Desktop', category_code: 'public_relations' }</text:p>
      <text:p text:style-name="P28">{ name: 'EASEUS', category_code: 'software' }</text:p>
      <text:p text:style-name="P28">{ name: 'Wrike', category_code: 'enterprise' }</text:p>
      <text:p text:style-name="P28">{ name: 'Athena Archiver', category_code: 'software' }</text:p>
      <text:p text:style-name="P3"/>
      <text:p text:style-name="P3"/>
      <text:p text:style-name="P3"><text:span text:style-name="T3">10.</text:span>Find all the companies that have been founded on the 1st of the month, but does not have either 50 employees nor 'web' as their category_code. Retrieve only the founded_day and name and limit the search to 5 documents.</text:p>
      <text:p text:style-name="P3"/>
      <text:p text:style-name="P29">db.companies.find({founded_day:1,$nor:[{category_code :"web"},{number_of_employees:50}]},{_id:0,category_code:1,name:1})</text:p>
      <text:p text:style-name="P14"/>
      <text:p text:style-name="P14">Output:</text:p>
      <text:p text:style-name="P18">{ name: 'Facebook', category_code: 'social' }</text:p>
      <text:p text:style-name="P18">{ name: 'Omnidrive', category_code: 'network_hosting' }</text:p>
      <text:p text:style-name="P18">{ name: 'Helio', category_code: 'mobile' }</text:p>
      <text:p text:style-name="P18">{ name: 'Joost', category_code: 'games_video' }</text:p>
      <text:p text:style-name="P18">{ name: 'Babelgum', category_code: 'games_video' }</text:p>
      <text:p text:style-name="P18">{ name: 'Technorati', category_code: 'advertising' }</text:p>
      <text:p text:style-name="P18">{ name: 'OpenX', category_code: 'advertising' }</text:p>
      <text:p text:style-name="P18">{ name: 'Sparter', category_code: 'games_video' }</text:p>
      <text:p text:style-name="P18">{ name: 'Kyte', category_code: 'games_video' }</text:p>
      <text:p text:style-name="P18">{ name: 'Jingle Networks', category_code: 'mobile' }</text:p>
      <text:p text:style-name="P18">{ name: 'LifeLock', category_code: 'security' }</text:p>
      <text:p text:style-name="P18">{ name: 'Prosper', category_code: 'finance' }</text:p>
      <text:p text:style-name="P18">{ name: 'Jajah', category_code: 'mobile' }</text:p>
      <text:p text:style-name="P18">{ name: 'blogTV', category_code: 'games_video' }</text:p>
      <text:p text:style-name="P18">{ name: 'Livestream', category_code: 'games_video' }</text:p>
      <text:p text:style-name="P18">{ name: 'GrandCentral', category_code: 'mobile' }</text:p>
      <text:p text:style-name="P18">{ name: 'Jobster', category_code: 'search' }</text:p>
      <text:p text:style-name="P18">{ name: 'ZenZui', category_code: 'mobile' }</text:p>
      <text:p text:style-name="P18">{ name: 'Spock', category_code: 'search' }</text:p>
      <text:p text:style-name="P18">{ name: 'Wize', category_code: 'ecommerce' 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3">11.</text:span>Find all the companies which the price_amount of the acquisition was 40.000.000. Sort them by name.</text:p>
      <text:p text:style-name="P3"/>
      <text:p text:style-name="P18">db.companies.find({"acquisition.price_amount":40000000},{_id:0,"acquisition.price_amount":1,name:1}).sort({name:1})</text:p>
      <text:p text:style-name="P18"/>
      <text:p text:style-name="P15">Output:</text:p>
      <text:p text:style-name="P30">{ name: 'Alverix', acquisition: { price_amount: 40000000 } }</text:p>
      <text:p text:style-name="P30">{ name: 'Applimation', acquisition: { price_amount: 40000000 } }</text:p>
      <text:p text:style-name="P30">{ name: 'Babble', acquisition: { price_amount: 40000000 } }</text:p>
      <text:p text:style-name="P30">{ name: 'CapitalStream',</text:p>
      <text:p text:style-name="P30"><text:s text:c="2"/>acquisition: { price_amount: 40000000 } }</text:p>
      <text:p text:style-name="P30">{ name: 'Engineous Software',</text:p>
      <text:p text:style-name="P30"><text:s text:c="2"/>acquisition: { price_amount: 40000000 } }</text:p>
      <text:p text:style-name="P30">{ name: 'FetchBack', acquisition: { price_amount: 40000000 } }</text:p>
      <text:p text:style-name="P30">{ name: 'FoxyTunes', acquisition: { price_amount: 40000000 } }</text:p>
      <text:p text:style-name="P30">{ name: 'Greenfield Online',</text:p>
      <text:p text:style-name="P30"><text:s text:c="2"/>acquisition: { price_amount: 40000000 } }</text:p>
      <text:p text:style-name="P30">{ name: 'Mu Dynamics', acquisition: { price_amount: 40000000 } }</text:p>
      <text:p text:style-name="P30">{ name: 'Smilebox', acquisition: { price_amount: 40000000 } }</text:p>
      <text:p text:style-name="P30">{ name: 'TweetDeck', acquisition: { price_amount: 40000000 } }</text:p>
      <text:p text:style-name="P30">{ name: 'Userplane', acquisition: { price_amount: 40000000 } }</text:p>
      <text:p text:style-name="P30">{ name: 'eConversions',</text:p>
      <text:p text:style-name="P30"><text:s text:c="2"/>acquisition: { price_amount: 40000000 } }</text:p>
      <text:p text:style-name="P3"/>
      <text:p text:style-name="P3"><text:span text:style-name="T3">12. </text:span>Find all the companies that have been acquired on January of 2014. Retrieve only the acquisition and name fields.</text:p>
      <text:p text:style-name="P3"/>
      <text:p text:style-name="P18">db.companies.find({"acquisition.acquired_month":1,"acquisition.acquired_year":2014},{_id:0,acquisition:1,name:1})</text:p>
      <text:p text:style-name="P18"/>
      <text:p text:style-name="P16">Output:</text:p>
      <text:p text:style-name="P31">{ name: 'Sense Networks',</text:p>
      <text:p text:style-name="P31"><text:s text:c="2"/>acquisition: </text:p>
      <text:p text:style-name="P31"><text:s text:c="3"/>{ price_amount: null,</text:p>
      <text:p text:style-name="P31"><text:s text:c="5"/>price_currency_code: 'USD',</text:p>
      <text:p text:style-name="P31"><text:s text:c="5"/>term_code: null,</text:p>
      <text:p text:style-name="P31"><text:s text:c="5"/>source_url: 'http://techcrunch.com/2014/01/06/yp-acquires-sense-networks/',</text:p>
      <text:p text:style-name="P31"><text:s text:c="5"/>source_description: 'In Its First Acquisition, YP Buys Mobile Ad Company Sense Networks',</text:p>
      <text:p text:style-name="P31"><text:s text:c="5"/>acquired_year: 2014,</text:p>
      <text:p text:style-name="P31"><text:s text:c="5"/>acquired_month: 1,</text:p>
      <text:p text:style-name="P31"><text:s text:c="5"/>acquired_day: 6,</text:p>
      <text:p text:style-name="P31"><text:s text:c="5"/>acquiring_company: { name: 'YP', permalink: 'yp-2' } } }</text:p>
      <text:p text:style-name="P31">{ name: 'Nullsoft',</text:p>
      <text:p text:style-name="P31"><text:s text:c="2"/>acquisition: </text:p>
      <text:p text:style-name="P31"><text:s text:c="3"/>{ price_amount: null,</text:p>
      <text:p text:style-name="P31"><text:s text:c="5"/>price_currency_code: 'USD',</text:p>
      <text:p text:style-name="P31"><text:s text:c="5"/>term_code: null,</text:p>
      <text:p text:style-name="P31"><text:s text:c="5"/>source_url: 'http://techcrunch.com/2014/01/01/aol-sells-winamp-and-shoutcast-music-services-to-online-radio-aggregator-radionomy/',</text:p>
      <text:p text:style-name="P31"><text:s text:c="5"/>source_description: 'AOL Sells Winamp And Shoutcast Music Services To Online Radio Aggregator Radionomy',</text:p>
      <text:p text:style-name="P31"><text:soft-page-break/><text:s text:c="5"/>acquired_year: 2014,</text:p>
      <text:p text:style-name="P31"><text:s text:c="5"/>acquired_month: 1,</text:p>
      <text:p text:style-name="P31"><text:s text:c="5"/>acquired_day: null,</text:p>
      <text:p text:style-name="P31"><text:s text:c="5"/>acquiring_company: { name: 'Radionomy', permalink: 'radionomy' } } }</text:p>
      <text:p text:style-name="P31">{ name: 'Alverix',</text:p>
      <text:p text:style-name="P31"><text:s text:c="2"/>acquisition: </text:p>
      <text:p text:style-name="P31"><text:s text:c="3"/>{ price_amount: 40000000,</text:p>
      <text:p text:style-name="P31"><text:s text:c="5"/>price_currency_code: 'USD',</text:p>
      <text:p text:style-name="P31"><text:s text:c="5"/>term_code: 'cash',</text:p>
      <text:p text:style-name="P31"><text:s text:c="5"/>source_url: 'http://ir.safeguard.com/investor-relations/press-releases/press-release-details/2014/Safeguard-Scientifics-Partner-Company-Alverix-Acquired-by-BD/default.aspx',</text:p>
      <text:p text:style-name="P31"><text:s text:c="5"/>source_description: 'Safeguard Scientifics Partner Company Alverix Acquired by BD',</text:p>
      <text:p text:style-name="P31"><text:s text:c="5"/>acquired_year: 2014,</text:p>
      <text:p text:style-name="P31"><text:s text:c="5"/>acquired_month: 1,</text:p>
      <text:p text:style-name="P31"><text:s text:c="5"/>acquired_day: 7,</text:p>
      <text:p text:style-name="P31"><text:s text:c="5"/>acquiring_company: { name: 'Becton Dickinson', permalink: 'becton-dickinson' } } 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48cm" style:type="center"/>
          <style:tab-stop style:position="19.8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48cm" style:type="center"/>
          <style:tab-stop style:position="19.89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953cm" fo:margin-bottom="1.993cm" fo:margin-left="0.635cm" fo:margin-right="0.46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08:10:11.639000000</meta:creation-date>
    <meta:generator>LibreOffice/7.3.0.3$Windows_X86_64 LibreOffice_project/0f246aa12d0eee4a0f7adcefbf7c878fc2238db3</meta:generator>
    <dc:date>2022-02-10T08:44:34.750000000</dc:date>
    <meta:editing-duration>PT34M5S</meta:editing-duration>
    <meta:editing-cycles>38</meta:editing-cycles>
    <meta:document-statistic meta:table-count="0" meta:image-count="0" meta:object-count="0" meta:page-count="9" meta:paragraph-count="351" meta:word-count="1641" meta:character-count="13751" meta:non-whitespace-character-count="12123"/>
  </office:meta>
</office:document-meta>
</file>